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ullActionOutputException.NullActionOutputException( String actionName , FlowController flowController , String actionOutputName , String forward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ullActionOutputException.getMessagePar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